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1297" officeooo:paragraph-rsid="001212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1297" officeooo:paragraph-rsid="001212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773a" officeooo:paragraph-rsid="0013773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3dff0" officeooo:paragraph-rsid="0013df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dff0" officeooo:paragraph-rsid="0013dff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773a" officeooo:paragraph-rsid="0013773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3dff0" style:font-weight-asian="normal" style:font-weight-complex="normal"/>
    </style:style>
    <style:style style:name="T6" style:family="text">
      <style:text-properties style:text-underline-style="none" fo:font-weight="normal" officeooo:rsid="0014f97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2"><text:span text:style-name="T1">In machine learning, a typical scenario has a set of </text:span><text:span text:style-name="T2">features</text:span><text:span text:style-name="T4"> from which we wish to know about some data which can be either </text:span><text:span text:style-name="T2">quantitative</text:span><text:span text:style-name="T4"> or </text:span><text:span text:style-name="T2">categorical</text:span><text:span text:style-name="T4">. This is done using </text:span><text:span text:style-name="T2">training</text:span><text:span text:style-name="T4"> data from which we build a </text:span><text:span text:style-name="T2">learner</text:span><text:span text:style-name="T4">, which is then used for prediction of unkown or unseen data. This is an example of </text:span><text:span text:style-name="T2">supervised learning</text:span><text:span text:style-name="T4">. On the other hand in </text:span><text:span text:style-name="T2">unsupervised learning</text:span><text:span text:style-name="T4">, we only have the features and no measurement of the outcome; in this case the task is to identify some organization which may or may not be present in the data set.</text:span></text:p>
      <text:p text:style-name="P2"><text:span text:style-name="T4"/></text:p>
      <text:p text:style-name="P3"><text:span text:style-name="T3">Example: Email spam</text:span></text:p>
      <text:p text:style-name="P6"><text:span text:style-name="T3">Problem - Classification</text:span></text:p>
      <text:p text:style-name="P3"><text:span text:style-name="T4">Data set – 4601 emails categorized as </text:span><text:span text:style-name="T2">spam</text:span><text:span text:style-name="T4"> or </text:span><text:span text:style-name="T2">email</text:span><text:span text:style-name="T4">.</text:span></text:p>
      <text:p text:style-name="P3"><text:span text:style-name="T4">Features – Relative frequency of 57 of the most commonly occurring words or punctuation marks. </text:span></text:p>
      <text:p text:style-name="P3"><text:span text:style-name="T4">(Relative frequency is frequency of a given word in a given email divided by the total number of occurrences of that word in 4601 emails)</text:span></text:p>
      <text:p text:style-name="P3"><text:span text:style-name="T4"/></text:p>
      <text:p text:style-name="P3"><text:span text:style-name="T4">The learning method must choose which features to use (all of them is also a possibility), and how those features categorize the emails. </text:span><text:span text:style-name="T5">Note that in this problem two types of error can occur:</text:span></text:p>
      <text:list xml:id="list9114645215908896623" text:style-name="L1">
        <text:list-item>
          <text:p text:style-name="P4"><text:span text:style-name="T4">Categorizing emails as spam</text:span></text:p>
        </text:list-item>
        <text:list-item>
          <text:p text:style-name="P4"><text:span text:style-name="T4">Categorizing spam as emails</text:span></text:p>
        </text:list-item>
      </text:list>
      <text:p text:style-name="P5"><text:span text:style-name="T4">The former of the two is a more serious error than the latter thus we would like our learner to have less error in the former category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43:23.288452720</meta:creation-date>
    <dc:date>2018-01-29T14:25:31.364613803</dc:date>
    <meta:editing-duration>PT2H59M34S</meta:editing-duration>
    <meta:editing-cycles>1</meta:editing-cycles>
    <meta:document-statistic meta:table-count="0" meta:image-count="0" meta:object-count="0" meta:page-count="1" meta:paragraph-count="11" meta:word-count="222" meta:character-count="1251" meta:non-whitespace-character-count="1039"/>
    <meta:generator>LibreOffice/5.1.6.2$Linux_X86_64 LibreOffice_project/10m0$Build-2</meta:generator>
  </office:meta>
</office:document-meta>
</file>